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140c" officeooo:paragraph-rsid="000e140c"/>
    </style:style>
    <style:style style:name="P2" style:family="paragraph" style:parent-style-name="Standard">
      <style:text-properties officeooo:rsid="002006cb" officeooo:paragraph-rsid="000e140c"/>
    </style:style>
    <style:style style:name="P3" style:family="paragraph" style:parent-style-name="Standard">
      <style:text-properties style:text-underline-style="solid" style:text-underline-width="auto" style:text-underline-color="font-color" officeooo:rsid="000e140c" officeooo:paragraph-rsid="000e140c"/>
    </style:style>
    <style:style style:name="P4" style:family="paragraph" style:parent-style-name="Standard">
      <style:text-properties officeooo:rsid="000f6cad" officeooo:paragraph-rsid="000f6cad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0f6cad" officeooo:paragraph-rsid="000f6cad" style:font-style-asian="italic" style:font-style-complex="italic"/>
    </style:style>
    <style:style style:name="P6" style:family="paragraph" style:parent-style-name="Standard">
      <style:text-properties fo:font-style="italic" style:text-underline-style="none" fo:font-weight="bold" officeooo:rsid="000f6cad" officeooo:paragraph-rsid="000f6ca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none" fo:font-weight="bold" officeooo:rsid="001090e6" officeooo:paragraph-rsid="001090e6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none" fo:font-weight="bold" officeooo:rsid="0010f790" officeooo:paragraph-rsid="0010f790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style:text-underline-style="none" fo:font-weight="bold" officeooo:rsid="00145b18" officeooo:paragraph-rsid="00145b18" style:font-style-asian="italic" style:font-weight-asian="bold" style:font-style-complex="italic" style:font-weight-complex="bold"/>
    </style:style>
    <style:style style:name="T1" style:family="text">
      <style:text-properties officeooo:rsid="000e140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f6ca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090e6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45b18" style:font-style-asian="normal" style:font-weight-asian="normal" style:font-style-complex="normal" style:font-weight-complex="normal"/>
    </style:style>
    <style:style style:name="T7" style:family="text">
      <style:text-properties officeooo:rsid="001090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T</text:p>
      <text:p text:style-name="P1">17:22 @ 3/27/2022</text:p>
      <text:p text:style-name="P1"/>
      <text:p text:style-name="P1">Since the rewriting of the deliverables, I felt like I understood what the values meant and for some reason it didn’t really hit me until I re-wrote the deliverables. <text:s/>So, for the time being, I am re verifying them once again just for sanity’s sake.</text:p>
      <text:p text:style-name="P1"/>
      <text:p text:style-name="P1">This is lifted from ‘_DELIVERABLES_3’:</text:p>
      <text:p text:style-name="P1"/>
      <text:p text:style-name="P1">**These are based off of a 3.7V system per hour**</text:p>
      <text:p text:style-name="P1"/>
      <text:p text:style-name="P1">Power consumption of package (minus sending data):</text:p>
      <text:p text:style-name="P2">5mA + 25mA + 5.73mA + 19mA + 2.6mA = 32.33mA </text:p>
      <text:p text:style-name="P2"/>
      <text:p text:style-name="P1">Power consumption of package (sending data NORMAL):</text:p>
      <text:p text:style-name="P2">5mA + 25mA + 5.73mA + 19mA + 2.6mA <text:span text:style-name="T1">+ 47mA = 79.33mA</text:span></text:p>
      <text:p text:style-name="P2"/>
      <text:p text:style-name="P1">Power consumption of package (sending data PA_BOOST):</text:p>
      <text:p text:style-name="P2">5mA + 25mA + 5.73mA + 19mA + 2.6mA <text:span text:style-name="T1">+ 128mA = 160.33mA</text:span></text:p>
      <text:p text:style-name="P2"/>
      <text:p text:style-name="P1">**If these ran for 24 hours CONSTANT**</text:p>
      <text:p text:style-name="P1"/>
      <text:p text:style-name="P3">Package + <text:span text:style-name="T2">Sending mode</text:span>:</text:p>
      <text:p text:style-name="P1"><text:span text:style-name="T2">NONE</text:span>: 32.33 mA x 24 Hours = 775.92 mAh</text:p>
      <text:p text:style-name="P1"><text:span text:style-name="T2">NORMAL</text:span>: 79.33 mA x 24 Hours = 1903.92 mAh</text:p>
      <text:p text:style-name="P1"><text:span text:style-name="T2">PA_BOOST</text:span>: 160.33 mA x 24 Hours = 3847.92 mAh</text:p>
      <text:p text:style-name="P1"/>
      <text:p text:style-name="P1">This gives an idea of the power consumption jumps from non sending to sending to boosting. <text:s/>This also gives an idea the difference of a ‘good’ battery size when sending data (Normal vs Boosted). <text:s/>In our case, this may be a very good incentive to take a look at sending data in Normal Mode at <text:s/>a 100% success rate, even if that means using more gateways to route the package back and forth. <text:s/>As a consequence, this could also lead to a higher upfront cost if more gateways are used in a smaller area to ensure 100% successful data transfer. Now to re-look into a more reasonable power consumption scheme throughout the day.</text:p>
      <text:p text:style-name="P1"/>
      <text:p text:style-name="P1">ASSUMPTIONS: <text:s/>Every time data is sent it will take 3 minutes (max <text:span text:style-name="T3">allowable</text:span> time for LoRa is 2 minutes if I recall). <text:s/><text:span text:style-name="T3">Also, I think 10 cars parking and leaving a spot (during operating hours @ WSU) sounds reasonable. <text:s/>This would be roughly 6 minutes per car (parking and leaving) and for 10 cars, the time total would be 60 minutes (1 hour) worth of status changes.</text:span></text:p>
      <text:p text:style-name="P1"/>
      <text:p text:style-name="P4">1/24 hours = 0.04167</text:p>
      <text:p text:style-name="P4">23/24 hours = 0.9583</text:p>
      <text:p text:style-name="P4"/>
      <text:p text:style-name="P5">Package Running based on <text:span text:style-name="T7">a 1-Day </text:span>Scenario:</text:p>
      <text:p text:style-name="P6">NORMAL:<text:span text:style-name="T4"> (775.92 mAh x 0.9583) + (1903.92 mAh x 0.04167) = </text:span><text:span text:style-name="T5">822.900 mAh</text:span></text:p>
      <text:p text:style-name="P6">PA_BOOST<text:span text:style-name="T4">: (775.92 mAh x 0.9583) + (3847.92 mAh x 0.04167) = </text:span><text:span text:style-name="T5">903.907 mAh</text:span></text:p>
      <text:p text:style-name="P6"><text:span text:style-name="T5"/></text:p>
      <text:p text:style-name="P7"><text:span text:style-name="T4">It looks like based on the scenario I created, there is only an increased power consumption of 81.007 mAh per day at 3.7V. <text:s/>So, while the initial 24 hour outlook saw a major jump between states, the </text:span><text:soft-page-break/><text:span text:style-name="T4">scenario shows that it may not affect it AS MUCH as anticipated. <text:s/>If I went based off the recommended size I chose for the Deliverables re-write that based it off the PA_BOOST number (a battery that will last for 4 days and recharge over the weekend is roughly sized to 4000 mAh @ 3.7V), this would actually give us roughly an extra half day (3615.628 mAh vs 3291.6 mAh over a 4 day period with a difference of 324.028 mAh) which would let the unit get through part of an operating Friday and still be able to recharge over the weekend.</text:span></text:p>
      <text:p text:style-name="P7"><text:span text:style-name="T4"/></text:p>
      <text:p text:style-name="P8"><text:span text:style-name="T4">Overall, the battery size is now much more manageable in terms of dimensions and being able to look into alternative energy solutions as they arise. <text:s/>Unfortunately, the choice in battery type is still the Lithium Ion sicne that has the most flexibility in terms of fitment and energy density. <text:s/>This still poses a safety risk since this will see the elements. <text:s/>The other alternatives (Lithium Thionyl Chloride and Lithium Titanate) are better choice in terms of safety, but each has their drawbacks. LTC is non rechargeable and LTO is a 2.4V only battery with few places to obtain it. <text:s/>If the outlook of LTO becomes better (as in much more common to obtain at a reasonable cost) in the future, then this could become the overwhelming battery choice.</text:span></text:p>
      <text:p text:style-name="P8"><text:span text:style-name="T4"/></text:p>
      <text:p text:style-name="P8"><text:span text:style-name="T4">As for solar panels, the size still seems appropriate (as far as the size that will adequately charge in 1 day and 2.5 days). <text:s/>7”x6” vs 4”x4” panel size. <text:s/>I did create a spreadsheet that gives an outlook on a sunny day from a simple solar graph. </text:span><text:span text:style-name="T6">(I can attach this if anyone asks for it..)</text:span></text:p>
      <text:p text:style-name="P8"><text:span text:style-name="T6"/></text:p>
      <text:p text:style-name="P9"><text:span text:style-name="T4">I’ll stop here for now since I feel confident at the values I’ve reached for the battery and solar panel solution. <text:s/>Once I make it back home, I’ll take a look at the product choices and make some sort of revision of that.</text:span></text:p>
      <text:p text:style-name="P9"><text:span text:style-name="T4"/></text:p>
      <text:p text:style-name="P9"><text:span text:style-name="T4">STOP</text:span></text:p>
      <text:p text:style-name="P9"><text:span text:style-name="T4">18:17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7T18:17:51.153000000</dc:date>
    <meta:editing-duration>PT15M6S</meta:editing-duration>
    <meta:editing-cycles>3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29" meta:word-count="748" meta:character-count="4056" meta:non-whitespace-character-count="3319"/>
  </office:meta>
</office:document-meta>
</file>